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E4000002037EC059FC.png"/>
  <manifest:file-entry manifest:media-type="image/png" manifest:full-path="Pictures/100002010000018F000000F10C4BE7B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sans1" svg:font-family="Lucidasans"/>
    <style:font-face style:name="Tahoma" svg:font-family="Tahoma"/>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text-properties style:font-name="Times New Roman" fo:language="es" fo:country="ES"/>
    </style:style>
    <style:style style:name="P2" style:family="paragraph" style:parent-style-name="Standard">
      <style:text-properties style:font-name="Times New Roman" fo:language="es" fo:country="ES" fo:font-weight="bold" style:font-weight-asian="bold" style:font-weight-complex="bold"/>
    </style:style>
    <style:style style:name="P3" style:family="paragraph" style:parent-style-name="Standard">
      <style:paragraph-properties fo:text-align="end" style:justify-single-word="false"/>
      <style:text-properties style:font-name="Times New Roman" fo:language="es" fo:country="ES" fo:font-weight="bold" style:font-weight-asian="bold" style:font-weight-complex="bold"/>
    </style:style>
    <style:style style:name="P4" style:family="paragraph" style:parent-style-name="Standard">
      <style:paragraph-properties fo:text-align="end" style:justify-single-word="false"/>
      <style:text-properties style:font-name="Times New Roman" fo:language="es" fo:country="ES"/>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language="es" fo:country="ES" style:font-size-asian="12pt" style:font-size-complex="12pt"/>
    </style:style>
    <style:style style:name="P7" style:family="paragraph" style:parent-style-name="Standard">
      <style:paragraph-properties fo:text-align="end" style:justify-single-word="false"/>
      <style:text-properties style:font-name="Times New Roman"/>
    </style:style>
    <style:style style:name="P8" style:family="paragraph" style:parent-style-name="Standard">
      <style:text-properties fo:font-variant="normal" fo:text-transform="none" fo:color="#000000" style:font-name="Times New Roman" fo:font-size="12pt" fo:letter-spacing="normal" fo:language="es" fo:country="ES" fo:font-style="normal" fo:font-weight="normal" style:font-size-asian="12pt" style:font-size-complex="12pt"/>
    </style:style>
    <style:style style:name="P9" style:family="paragraph" style:parent-style-name="Standard">
      <style:paragraph-properties fo:margin-left="7.493cm" fo:margin-right="0cm" fo:text-indent="0cm" style:auto-text-indent="false"/>
      <style:text-properties style:font-name="Times New Roman" fo:language="es" fo:country="ES"/>
    </style:style>
    <style:style style:name="P10" style:family="paragraph" style:parent-style-name="Standard">
      <style:paragraph-properties fo:margin-left="0cm" fo:margin-right="0cm" fo:margin-top="0cm" fo:margin-bottom="0cm" style:line-height-at-least="0.423cm" fo:text-align="end" style:justify-single-word="false" fo:text-indent="0cm" style:auto-text-indent="false"/>
      <style:text-properties fo:font-variant="normal" fo:text-transform="none" fo:color="#000000" style:text-line-through-style="none" style:text-position="0% 100%" style:font-name="Times New Roman" fo:font-size="12pt" fo:language="es" fo:country="ES" fo:font-style="normal" fo:text-shadow="none" style:text-underline-style="none" fo:font-weight="normal" style:font-name-asian="Tahoma" style:font-size-asian="12pt" style:font-style-asian="normal" style:font-weight-asian="normal" style:font-name-complex="Tahoma" style:font-size-complex="12pt" style:font-style-complex="normal" text:display="true"/>
    </style:style>
    <style:style style:name="P11" style:family="paragraph" style:parent-style-name="Standard" style:master-page-name="Standard">
      <style:paragraph-properties fo:text-align="end" style:justify-single-word="false" style:page-number="auto"/>
      <style:text-properties style:font-name="Times New Roman" fo:language="es" fo:country="ES"/>
    </style:style>
    <style:style style:name="P12" style:family="paragraph">
      <style:paragraph-properties fo:text-align="center"/>
    </style:style>
    <style:style style:name="T1" style:family="text">
      <style:text-properties fo:language="es" fo:country="ES"/>
    </style:style>
    <style:style style:name="T2" style:family="text">
      <style:text-properties fo:font-variant="normal" fo:text-transform="none" fo:color="#000000" fo:letter-spacing="normal" fo:language="es" fo:country="ES" fo:font-style="normal" fo:font-weight="normal"/>
    </style:style>
    <style:style style:name="T3" style:family="text">
      <style:text-properties fo:font-variant="normal" fo:text-transform="none" fo:color="#000000" fo:letter-spacing="normal" fo:language="es" fo:country="ES" fo:font-style="normal"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gradient" draw:fill-color="#bfab58" draw:fill-gradient-name="Gradiente_20_Marron_2f_Blanco" draw:fill-hatch-name="Black_20_0_20_Degrees" draw:opacity-nam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Gradiente_20_Marron_2f_Blanco"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an Miguel de Tucumán, 25 de Octubre de 2010</text:p>
      <text:p text:style-name="P2">A quien corresponda <text:s text:c="49"/></text:p>
      <text:p text:style-name="P2">Presente</text:p>
      <text:p text:style-name="P1"/>
      <text:p text:style-name="P1"/>
      <text:p text:style-name="P1"/>
      <text:p text:style-name="P9">REF/S: Pedido de reserva del Centro Cultural Virla <text:s/>para uso exclusivo del evento del FLISOL</text:p>
      <text:p text:style-name="P1"/>
      <text:p text:style-name="P6"><text:tab/>De mi mayor consideración:</text:p>
      <text:p text:style-name="P5"><text:span text:style-name="T1"><text:tab/><text:tab/><text:tab/><text:tab/><text:tab/></text:span><text:span text:style-name="T2">Como coordinador del Flisol 2011, que se llevará a cabo en San Miguel de Tucumán el Sábado 25 de Abril de 2011, a partir de 9:30 hs. Hasta 21:30 hs, me dirijo a usted para solicitar la reserva de las instalaciones del </text:span><text:span text:style-name="T3">Centro Cultural Eugenio Flavio Virla</text:span><text:span text:style-name="T2"> con fin de ser sede del evento, teniendo en cuenta que es un evento sin ánimos de lucro, informativo, educativo y de interés general.</text:span></text:p>
      <text:p text:style-name="P8"><text:line-break/><text:tab/>Por el momento ya estamos tramitando la declaración de "Interés Cultural" por el Ente Cultural de Tucumán, lo cual le daría mayor valor al evento que ya se viene realizando años anteriores en la provincia, contando en dichas oportunidades con la sala de Audiovisuales de la Facultad de Ciencias Exactas y Tecnología de la UNT y el Aula Magna de la UTN Facultad Regional Tucumán como sedes.</text:p>
      <text:p text:style-name="P8"><text:line-break/><text:tab/>El evento va a ser publicado por todos los medio de comunicación posibles y desde ya cuenta con el apoyo de las Facultades anteriormente mencionadas.</text:p>
      <text:p text:style-name="P8"><text:line-break/><text:tab/>Año tras año, la concurrencia de personas interesadas ha ido incrementando notablemente, y he aquí el motivo de esta solicitud.</text:p>
      <text:p text:style-name="P8"><text:line-break/><text:tab/>Debido a que queremos organizar un evento totalmente accesible a todos, presentando una amplia oferta informativa y ayuda técnica/educativa para los estudiantes de todas las facultades, colegios, docentes, investigadores, empresas y público en general, creemos que el Centro Cultural Eugenio Flavio Virla es el lugar indicado para dicho evento.</text:p>
      <text:p text:style-name="P8"/>
      <text:p text:style-name="P7">Agradeciendo desde ya su colaboración, le saluda atentamente.<text:line-break/></text:p>
      <text:p text:style-name="P1"/>
      <text:p text:style-name="P1"/>
      <text:p text:style-name="P1"/>
      <text:p text:style-name="P1"/>
      <text:p text:style-name="P1"/>
      <text:p text:style-name="P1"/>
      <text:p text:style-name="P1"/>
      <text:p text:style-name="P1"/>
      <text:p text:style-name="P1"/>
      <text:p text:style-name="P1"/>
      <text:p text:style-name="P3">…........................</text:p>
      <text:p text:style-name="P3">Sergio R. Vicari</text:p>
      <text:p text:style-name="P4"><text:soft-page-break/>Organizador del Evento</text:p>
      <text:p text:style-name="P10">Miembro del L.U.G. Tucumá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sans1" svg:font-family="Lucidasans"/>
    <style:font-face style:name="Tahoma" svg:font-family="Tahoma"/>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bfab58" draw:end-color="#ffffff" draw:start-intensity="100%" draw:end-intensity="100%" draw:angle="450" draw:border="0%"/>
    <draw:gradient draw:name="Gradiente_20_Marron_2f_Blanco" draw:display-name="Gradiente Marron/Blanco" draw:style="linear" draw:start-color="#bfab58" draw:end-color="#ffffff" draw:start-intensity="100%" draw:end-intensity="100%" draw:angle="450" draw:border="0%"/>
    <draw:gradient draw:name="Lineal_20_Marron_2f_Amarillo" draw:display-name="Lineal Marron/Amarillo" draw:style="linear" draw:start-color="#804c19" draw:end-color="#ffff00" draw:start-intensity="100%" draw:end-intensity="100%" draw:angle="450" draw:border="45%"/>
    <draw:gradient draw:name="Linear_20_blue_2f_white" draw:display-name="Linear blue/white" draw:style="linear" draw:start-color="#000080" draw:end-color="#ffffff" draw:start-intensity="100%" draw:end-intensity="100%" draw:angle="450" draw:border="0%"/>
    <draw:gradient draw:name="Linear_20_yellow_2f_brown" draw:display-name="Linear yellow/brown" draw:style="linear" draw:start-color="#ffff66" draw:end-color="#996633" draw:start-intensity="100%" draw:end-intensity="100%" draw:angle="450" draw:border="45%"/>
    <draw:hatch draw:name="Black_20_0_20_Degrees" draw:display-name="Black 0 Degrees" draw:style="single" draw:color="#000000" draw:distance="0.102cm" draw:rotation="0"/>
    <draw:opacity draw:name="Transparency_20_1" draw:display-name="Transparency 1" draw:style="linear" draw:start="100%" draw:end="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s" fo:country="ES"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fill="gradient" draw:fill-gradient-name="Gradiente_20_Marron_2f_Blanco"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fill="gradient" draw:fill-color="#bfab58" draw:fill-gradient-name="Gradiente_20_Marron_2f_Blanco" draw:fill-hatch-name="Black_20_0_20_Degrees" draw:opacity-nam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cm" fo:margin-bottom="0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xlink:href="Pictures/10000201000001E4000002037EC059FC.png" xlink:type="simple" xlink:actuate="onLoad" style:position="bottom right" style:repeat="no-repeat"/>
        <style:columns fo:column-count="1" fo:column-gap="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cm" style:dynamic-spacing="false"/>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header>
        <text:p text:style-name="Header"><draw:frame draw:style-name="Mfr1" draw:name="gráficos1" text:anchor-type="paragraph" svg:x="0.205cm" svg:y="0.268cm" svg:width="4.06cm" svg:height="2.39cm" draw:z-index="5"><draw:image xlink:href="Pictures/100002010000018F000000F10C4BE7B2.png" xlink:type="simple" xlink:show="embed" xlink:actuate="onLoad"/></draw:frame><draw:rect text:anchor-type="paragraph" draw:z-index="3" draw:style-name="Mgr1" draw:text-style-name="MP1" svg:width="0.451cm" svg:height="27.939cm" svg:x="-0.489cm" svg:y="-0.469cm"><text:p/></draw:rect><draw:rect text:anchor-type="paragraph" draw:z-index="1" draw:style-name="Mgr2" draw:text-style-name="MP1" svg:width="21.563cm" svg:height="1.001cm" svg:x="-1.976cm" svg:y="26.938cm"><text:p/></draw:rect></text:p>
      </style:header>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creation-date>2008-02-03T10:32:02</meta:creation-date>
    <dc:date>2010-10-22T19:15:01</dc:date>
    <meta:editing-cycles>12</meta:editing-cycles>
    <meta:editing-duration>PT02H18M50S</meta:editing-duration>
    <dc:creator>Ninde </dc:creator>
    <meta:document-statistic meta:table-count="0" meta:image-count="1" meta:object-count="0" meta:page-count="2" meta:paragraph-count="15" meta:word-count="284" meta:character-count="1801"/>
    <meta:user-defined meta:name="Info 1"/>
    <meta:user-defined meta:name="Info 2"/>
    <meta:user-defined meta:name="Info 3"/>
    <meta:user-defined meta:name="Info 4"/>
  </office:meta>
</office:document-meta>
</file>